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0a6fc9" officeooo:paragraph-rsid="000cc864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0cc8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0cc8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0da632" officeooo:paragraph-rsid="000da632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0f3051"/>
    </style:style>
    <style:style style:name="T2" style:family="text">
      <style:text-properties officeooo:rsid="00099021"/>
    </style:style>
    <style:style style:name="T3" style:family="text">
      <style:text-properties officeooo:rsid="0008a792"/>
    </style:style>
    <style:style style:name="T4" style:family="text">
      <style:text-properties officeooo:rsid="000bb27c"/>
    </style:style>
    <style:style style:name="T5" style:family="text">
      <style:text-properties officeooo:rsid="000cc864"/>
    </style:style>
    <style:style style:name="T6" style:family="text">
      <style:text-properties officeooo:rsid="000da63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ção <text:span text:style-name="T2">Web 2</text:span></text:p>
      <text:p text:style-name="P3">Etapa <text:span text:style-name="T5">4</text:span>: <text:span text:style-name="T6">Formulários</text:span></text:p>
      <text:p text:style-name="P4"/>
      <text:list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0:54:23.700833682</meta:creation-date>
    <dc:date>2024-03-19T10:55:58.483647525</dc:date>
    <meta:editing-duration>PT1M34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1" meta:paragraph-count="3" meta:word-count="7" meta:character-count="39" meta:non-whitespace-character-count="35"/>
  </office:meta>
</office:document-meta>
</file>